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chivo Principal de un Módulo</text:h>
      <text:p text:style-name="P1"/>
      <text:p text:style-name="Text_20_body">El archivo principal de un módulo define todas las características del mismo incluyendo las bibliotecas necesarias tanto de CSS como de JavaScript.</text:p>
      <text:p text:style-name="Text_20_body"/>
      <text:p text:style-name="Text_20_body">Un archvo completo debería de tener la siguiente forma:</text:p>
      <text:p text:style-name="Text_20_body"/>
      <text:h text:style-name="Heading_20_1" text:outline-level="1">Definición de Módulos versión 0.1</text:h>
      <text:p text:style-name="Text_20_body"/>
      <text:p text:style-name="Caption">&lt;?xml version="1.0" encoding="UTF-8" ?&gt;</text:p>
      <text:p text:style-name="Caption">&lt;module ver=”0.1”&gt;</text:p>
      <text:p text:style-name="Caption"><text:tab/>&lt;name&gt;ModuleName&lt;/name&gt;</text:p>
      <text:p text:style-name="Caption"><text:tab/>&lt;title&gt;Module Name&lt;/title&gt;</text:p>
      <text:p text:style-name="Caption"><text:tab/>&lt;installed&gt;Sat May 14 09:30:57 CEST 2011&lt;installed&gt;</text:p>
      <text:p text:style-name="Caption"><text:tab/>&lt;available&gt;true&lt;/available&gt;</text:p>
      <text:p text:style-name="Caption"><text:tab/>&lt;author&gt;Someone&lt;/author&gt;</text:p>
      <text:p text:style-name="Caption"><text:tab/>&lt;blocks&gt;</text:p>
      <text:p text:style-name="Caption"><text:tab/><text:tab/>&lt;bock name=”name” position=”2” weight=”0” type=”string”&gt;</text:p>
      <text:p text:style-name="Caption"><text:tab/><text:tab/><text:tab/>I'm a block and I'm on the left of the page</text:p>
      <text:p text:style-name="Caption"><text:tab/><text:tab/>&lt;/block&gt;</text:p>
      <text:p text:style-name="Caption"><text:tab/><text:tab/>&lt;block name=”other” position=”3” wieght=”0” type=”file”&gt;</text:p>
      <text:p text:style-name="Caption"><text:tab/><text:tab/><text:tab/>leftblock</text:p>
      <text:p text:style-name="Caption"><text:tab/><text:tab/><text:tab/>&lt;!-- docroot/blocks/ModuleName-leftblock --&gt;</text:p>
      <text:p text:style-name="Caption"><text:tab/><text:tab/>&lt;/block&gt;</text:p>
      <text:p text:style-name="Caption"><text:tab/>&lt;/blocks&gt;</text:p>
      <text:p text:style-name="Caption"><text:tab/>&lt;libraries&gt;</text:p>
      <text:p text:style-name="Caption"><text:tab/><text:tab/>&lt;css&gt;</text:p>
      <text:p text:style-name="Caption"><text:soft-page-break/><text:tab/><text:tab/><text:tab/>&lt;string&gt; h {prop: val;}&lt;/string&gt;</text:p>
      <text:p text:style-name="Caption"><text:tab/><text:tab/><text:tab/>&lt;file&gt;name&lt;/file&gt;</text:p>
      <text:p text:style-name="Caption"><text:tab/><text:tab/>&lt;/css&gt;</text:p>
      <text:p text:style-name="Caption"><text:tab/><text:tab/>&lt;javascript&gt;</text:p>
      <text:p text:style-name="Caption"><text:tab/><text:tab/><text:tab/>&lt;string&gt;blah ();&lt;/string&gt;</text:p>
      <text:p text:style-name="Caption"><text:tab/><text:tab/><text:tab/>&lt;file&gt;filename&lt;/file&gt;</text:p>
      <text:p text:style-name="Caption"><text:tab/><text:tab/>&lt;/javascript&gt;</text:p>
      <text:p text:style-name="Caption"><text:tab/>&lt;/libraries&gt;</text:p>
      <text:p text:style-name="Caption"><text:tab/>&lt;code language=”php”&gt;</text:p>
      <text:p text:style-name="Caption"><text:tab/><text:tab/>echo 'helo world';</text:p>
      <text:p text:style-name="Caption"><text:tab/>&lt;/code&gt;</text:p>
      <text:p text:style-name="Caption">&lt;/modu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fo:font-family="Calibri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4T09:20:52</meta:creation-date>
    <dc:date>2014-05-14T19:13:19.138796352</dc:date>
    <meta:editing-duration>PT9M35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2" meta:paragraph-count="34" meta:word-count="109" meta:character-count="973" meta:non-whitespace-character-count="849"/>
  </office:meta>
</office:document-meta>
</file>